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size="13pt" officeooo:rsid="00193c52" officeooo:paragraph-rsid="00193c52" style:font-size-asian="13pt" style:font-size-complex="13pt"/>
    </style:style>
    <style:style style:name="P2" style:family="paragraph" style:parent-style-name="Preformatted_20_Text">
      <style:text-properties fo:font-size="13pt" officeooo:rsid="00193c52" officeooo:paragraph-rsid="001bb070" style:font-size-asian="13pt" style:font-size-complex="13pt"/>
    </style:style>
    <style:style style:name="P3" style:family="paragraph" style:parent-style-name="Preformatted_20_Text">
      <style:text-properties fo:font-size="13pt" officeooo:rsid="000d2ca6" style:font-size-asian="13pt" style:font-size-complex="13pt"/>
    </style:style>
    <style:style style:name="P4" style:family="paragraph" style:parent-style-name="Preformatted_20_Text">
      <style:text-properties fo:font-size="13pt" officeooo:rsid="000d2ca6" officeooo:paragraph-rsid="001be2cd" style:font-size-asian="13pt" style:font-size-complex="13pt"/>
    </style:style>
    <style:style style:name="P5" style:family="paragraph" style:parent-style-name="Preformatted_20_Text">
      <style:text-properties fo:font-size="13pt" officeooo:rsid="000d2ca6" officeooo:paragraph-rsid="0024351f" style:font-size-asian="13pt" style:font-size-complex="13pt"/>
    </style:style>
    <style:style style:name="P6" style:family="paragraph" style:parent-style-name="Preformatted_20_Text">
      <style:text-properties fo:font-size="13pt" officeooo:rsid="001f1436" officeooo:paragraph-rsid="001f1436" style:font-size-asian="13pt" style:font-size-complex="13pt"/>
    </style:style>
    <style:style style:name="P7" style:family="paragraph" style:parent-style-name="Preformatted_20_Text">
      <style:text-properties officeooo:paragraph-rsid="001e7917"/>
    </style:style>
    <style:style style:name="P8" style:family="paragraph" style:parent-style-name="Preformatted_20_Text">
      <style:text-properties officeooo:paragraph-rsid="002890a6"/>
    </style:style>
    <style:style style:name="P9" style:family="paragraph" style:parent-style-name="Heading_20_1">
      <style:text-properties style:text-underline-style="solid" style:text-underline-width="auto" style:text-underline-color="font-color"/>
    </style:style>
    <style:style style:name="P10" style:family="paragraph" style:parent-style-name="Heading_20_1">
      <style:text-properties style:text-underline-style="solid" style:text-underline-width="auto" style:text-underline-color="font-color" officeooo:rsid="002015e5" officeooo:paragraph-rsid="002015e5"/>
    </style:style>
    <style:style style:name="T1" style:family="text">
      <style:text-properties officeooo:rsid="001bb070"/>
    </style:style>
    <style:style style:name="T2" style:family="text">
      <style:text-properties fo:font-size="13pt" officeooo:rsid="000d2ca6" style:font-size-asian="13pt" style:font-size-complex="13pt"/>
    </style:style>
    <style:style style:name="T3" style:family="text">
      <style:text-properties fo:font-size="13pt" officeooo:rsid="001bb070" style:font-size-asian="13pt" style:font-size-complex="13pt"/>
    </style:style>
    <style:style style:name="T4" style:family="text">
      <style:text-properties fo:font-size="13pt" officeooo:rsid="002890a6" style:font-size-asian="13pt" style:font-size-complex="13pt"/>
    </style:style>
    <style:style style:name="T5" style:family="text">
      <style:text-properties fo:font-size="13pt" officeooo:rsid="00105b43" style:font-size-asian="11.3500003814697pt" style:font-size-complex="13pt"/>
    </style:style>
    <style:style style:name="T6" style:family="text">
      <style:text-properties fo:font-size="13pt" officeooo:rsid="00110f83" style:font-size-asian="11.3500003814697pt" style:font-size-complex="13pt"/>
    </style:style>
    <style:style style:name="T7" style:family="text">
      <style:text-properties fo:font-size="13pt" officeooo:rsid="0016a735" style:font-size-asian="11.3500003814697pt" style:font-size-complex="13pt"/>
    </style:style>
    <style:style style:name="T8" style:family="text">
      <style:text-properties fo:font-size="13pt" officeooo:rsid="001d9a36" style:font-size-asian="11.3500003814697pt" style:font-size-complex="13pt"/>
    </style:style>
    <style:style style:name="T9" style:family="text">
      <style:text-properties fo:font-size="13pt" officeooo:rsid="001e7917" style:font-size-asian="11.3500003814697pt" style:font-size-complex="13pt"/>
    </style:style>
    <style:style style:name="T10" style:family="text">
      <style:text-properties style:font-name="Liberation Mono" fo:font-size="13pt" officeooo:rsid="001d5154" style:font-name-asian="Noto Sans Mono CJK SC" style:font-size-asian="13pt" style:font-name-complex="Liberation Mono" style:font-size-complex="13pt"/>
    </style:style>
    <style:style style:name="T11" style:family="text">
      <style:text-properties officeooo:rsid="001d9a36"/>
    </style:style>
    <style:style style:name="T12" style:family="text">
      <style:text-properties officeooo:rsid="0022852c"/>
    </style:style>
    <style:style style:name="T13" style:family="text">
      <style:text-properties officeooo:rsid="0024351f"/>
    </style:style>
    <style:style style:name="T14" style:family="text">
      <style:text-properties officeooo:rsid="0025303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0" text:outline-level="1">Cálculo II</text:h>
      <text:p text:style-name="P7"><text:span text:style-name="T8">L</text:span><text:span text:style-name="T5">ista de calculo II – </text:span><text:span text:style-name="T6">lista 1 </text:span><text:span text:style-name="T3">(</text:span><text:span text:style-name="T10">30</text:span><text:span text:style-name="T3">/09/2020)</text:span></text:p>
      <text:p text:style-name="P7"><text:span text:style-name="T9">L</text:span><text:span text:style-name="T5">ista de calculo II – </text:span><text:span text:style-name="T6">lista </text:span><text:span text:style-name="T7">2 </text:span><text:span text:style-name="T3">(</text:span><text:span text:style-name="T10">30</text:span><text:span text:style-name="T3">/09/2020)</text:span></text:p>
      <text:p text:style-name="P3"/>
      <text:p text:style-name="P3"/>
      <text:h text:style-name="P9" text:outline-level="1">Álgebra linear</text:h>
      <text:p text:style-name="P2">lista 5 <text:span text:style-name="T11">álgebra</text:span> linear <text:span text:style-name="T1">(29/09/2020)</text:span></text:p>
      <text:p text:style-name="P1"/>
      <text:p text:style-name="P1"/>
      <text:h text:style-name="P9" text:outline-level="1">Compiladores</text:h>
      <text:p text:style-name="P5"><text:span text:style-name="T11">L</text:span>ista <text:span text:style-name="T13">3</text:span> de compiladores <text:span text:style-name="T1">(08/10/2020)</text:span></text:p>
      <text:p text:style-name="P8"><text:span text:style-name="T2">Entregar o trabalho solicitado no final dos slides da Aula 6 </text:span><text:span text:style-name="T4">(08/10/2020)</text:span></text:p>
      <text:p text:style-name="P5"/>
      <text:p text:style-name="P4"/>
      <text:p text:style-name="P4"/>
      <text:h text:style-name="P9" text:outline-level="1">Projeto De Sistemas</text:h>
      <text:p text:style-name="P6">Entregar a atividade descrita no arquivo "Divisão das equipes e Atividade 3.pdf" <text:span text:style-name="T14">(30/9/2020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26T15:51:30.830000000</dc:date>
    <meta:editing-duration>PT1H10M46S</meta:editing-duration>
    <meta:editing-cycles>29</meta:editing-cycles>
    <meta:generator>LibreOffice/5.3.5.2$Windows_x86 LibreOffice_project/50d9bf2b0a79cdb85a3814b592608037a682059d</meta:generator>
    <meta:document-statistic meta:table-count="0" meta:image-count="0" meta:object-count="0" meta:page-count="1" meta:paragraph-count="10" meta:word-count="57" meta:character-count="375" meta:non-whitespace-character-count="326"/>
  </office:meta>
</office:document-meta>
</file>